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LASS SLOT </text:p>
          </table:table-cell>
          <table:table-cell office:value-type="string" calcext:value-type="string">
            <text:p>CLASS ROOM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end time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office:value-type="time" office:time-value="PT11H00M00S" calcext:value-type="time">
            <text:p>11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office:value-type="time" office:time-value="PT11H00M00S" calcext:value-type="time">
            <text:p>11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office:value-type="time" office:time-value="PT02H00M00S" calcext:value-type="time">
            <text:p>02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office:value-type="time" office:time-value="PT02H00M00S" calcext:value-type="time">
            <text:p>02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office:value-type="time" office:time-value="PT09H00M00S" calcext:value-type="time">
            <text:p>09:00:00</text:p>
          </table:table-cell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office:value-type="time" office:time-value="PT09H00M00S" calcext:value-type="time">
            <text:p>09:00:00</text:p>
          </table:table-cell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office:value-type="time" office:time-value="PT04H00M00S" calcext:value-type="time">
            <text:p>04:00:00</text:p>
          </table:table-cell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office:value-type="time" office:time-value="PT04H00M00S" calcext:value-type="time">
            <text:p>04:00:00</text:p>
          </table:table-cell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office:value-type="time" office:time-value="PT10H00M00S" calcext:value-type="time">
            <text:p>10:00:00</text:p>
          </table:table-cell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office:value-type="time" office:time-value="PT10H00M00S" calcext:value-type="time">
            <text:p>10:00:00</text:p>
          </table:table-cell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office:value-type="time" office:time-value="PT03H00M00S" calcext:value-type="time">
            <text:p>03:00:00</text:p>
          </table:table-cell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office:value-type="time" office:time-value="PT03H00M00S" calcext:value-type="time">
            <text:p>03:00:00</text:p>
          </table:table-cell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office:value-type="time" office:time-value="PT10H00M00S" calcext:value-type="time">
            <text:p>10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office:value-type="time" office:time-value="PT11H00M00S" calcext:value-type="time">
            <text:p>11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 office:value-type="time" office:time-value="PT09H00M00S" calcext:value-type="time">
            <text:p>09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office:value-type="time" office:time-value="PT05H00M00S" calcext:value-type="time">
            <text:p>05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 office:value-type="time" office:time-value="PT02H00M00S" calcext:value-type="time">
            <text:p>02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office:value-type="time" office:time-value="PT03H00M00S" calcext:value-type="time">
            <text:p>03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12H00M00S" calcext:value-type="time">
            <text:p>12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04H00M00S" calcext:value-type="time">
            <text:p>04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office:value-type="time" office:time-value="PT09H00M00S" calcext:value-type="time">
            <text:p>09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office:value-type="time" office:time-value="PT09H00M00S" calcext:value-type="time">
            <text:p>09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office:value-type="time" office:time-value="PT09H00M00S" calcext:value-type="time">
            <text:p>09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office:value-type="time" office:time-value="PT09H00M00S" calcext:value-type="time">
            <text:p>09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office:value-type="time" office:time-value="PT09H00M00S" calcext:value-type="time">
            <text:p>09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office:value-type="time" office:time-value="PT09H00M00S" calcext:value-type="time">
            <text:p>09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12H00M00S" calcext:value-type="time">
            <text:p>12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12H00M00S" calcext:value-type="time">
            <text:p>12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12H00M00S" calcext:value-type="time">
            <text:p>12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11H00M00S" calcext:value-type="time">
            <text:p>11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11H00M00S" calcext:value-type="time">
            <text:p>11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11H00M00S" calcext:value-type="time">
            <text:p>11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05H00M00S" calcext:value-type="time">
            <text:p>05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05H00M00S" calcext:value-type="time">
            <text:p>05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05H00M00S" calcext:value-type="time">
            <text:p>05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office:value-type="time" office:time-value="PT05H00M00S" calcext:value-type="time">
            <text:p>05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office:value-type="time" office:time-value="PT05H00M00S" calcext:value-type="time">
            <text:p>05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office:value-type="time" office:time-value="PT05H00M00S" calcext:value-type="time">
            <text:p>05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10H00M00S" calcext:value-type="time">
            <text:p>10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10H00M00S" calcext:value-type="time">
            <text:p>10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10H00M00S" calcext:value-type="time">
            <text:p>10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10H00M00S" calcext:value-type="time">
            <text:p>10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10H00M00S" calcext:value-type="time">
            <text:p>10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office:value-type="time" office:time-value="PT10H00M00S" calcext:value-type="time">
            <text:p>10:00:00</text:p>
          </table:table-cell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5H00M00S" calcext:value-type="time">
            <text:p>05:00:00</text:p>
          </table:table-cell>
          <table:table-cell office:value-type="time" office:time-value="PT05H55M00S" calcext:value-type="time">
            <text:p>05:55:00</text:p>
          </table:table-cell>
          <table:table-cell/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5H00M00S" calcext:value-type="time">
            <text:p>05:00:00</text:p>
          </table:table-cell>
          <table:table-cell office:value-type="time" office:time-value="PT05H55M00S" calcext:value-type="time">
            <text:p>05:55:00</text:p>
          </table:table-cell>
          <table:table-cell/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/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table:style-name="ce1"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/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45M00S" calcext:value-type="time">
            <text:p>02:45:00</text:p>
          </table:table-cell>
          <table:table-cell/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30M00S" calcext:value-type="time">
            <text:p>09:30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/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/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 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23:57:32.402935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0:36:19.538912722</meta:creation-date>
    <meta:generator>LibreOffice/5.1.6.2$Linux_X86_64 LibreOffice_project/10m0$Build-2</meta:generator>
    <dc:date>2018-02-14T06:34:50.237281869</dc:date>
    <meta:editing-duration>PT1H20S</meta:editing-duration>
    <meta:editing-cycles>30</meta:editing-cycles>
    <meta:document-statistic meta:table-count="1" meta:cell-count="1215" meta:object-count="0"/>
  </office:meta>
</office:document-meta>
</file>